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fdd2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fdd2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fdd2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fdd2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fdd2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fdd2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fdd2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fdd2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fdd2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fdd2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fdd2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fdd2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fdd2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fdd2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fdd2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fdd2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fdd2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Crisbelys Del Carmen Idrogo Moren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/5/201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71909089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1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Elvis Moisés Idrogo Abreu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892635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8:58.18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1" meta:non-whitespace-character-count="1002"/>
    <meta:template xlink:type="simple" xlink:actuate="onRequest" xlink:title="Normal" xlink:href=""/>
  </office:meta>
</office:document-meta>
</file>